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font-weight="normal" officeooo:rsid="001d9603" officeooo:paragraph-rsid="001d9603" style:font-weight-asian="normal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05e99" officeooo:paragraph-rsid="00205e99" style:font-weight-asian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fo:background-color="transparent">
        <style:background-image/>
      </style:paragraph-properties>
      <style:text-properties officeooo:paragraph-rsid="002219b6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fo:background-color="transparent">
        <style:background-image/>
      </style:paragraph-properties>
      <style:text-properties officeooo:rsid="0023cdb2" officeooo:paragraph-rsid="0023cdb2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fo:background-color="transparent">
        <style:background-image/>
      </style:paragraph-properties>
      <style:text-properties officeooo:rsid="00253959" officeooo:paragraph-rsid="00253959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fo:background-color="transparent">
        <style:background-image/>
      </style:paragraph-properties>
      <style:text-properties officeooo:rsid="00253959" officeooo:paragraph-rsid="0026296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fo:background-color="transparent">
        <style:background-image/>
      </style:paragraph-properties>
      <style:text-properties officeooo:rsid="0025c70e" officeooo:paragraph-rsid="0025c70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fo:background-color="transparent">
        <style:background-image/>
      </style:paragraph-properties>
      <style:text-properties officeooo:rsid="0026296e" officeooo:paragraph-rsid="0026296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fo:background-color="transparent">
        <style:background-image/>
      </style:paragraph-properties>
      <style:text-properties fo:font-weight="bold" officeooo:rsid="0026296e" officeooo:paragraph-rsid="0026296e" style:font-weight-asian="bold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fo:background-color="transparent">
        <style:background-image/>
      </style:paragraph-properties>
      <style:text-properties officeooo:rsid="00274d0b" officeooo:paragraph-rsid="00274d0b"/>
    </style:style>
    <style:style style:name="T1" style:family="text">
      <style:text-properties officeooo:rsid="00205e99"/>
    </style:style>
    <style:style style:name="T2" style:family="text">
      <style:text-properties officeooo:rsid="0020c73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c73f" fo:background-color="#ffff00" loext:char-shading-value="0" style:font-weight-asian="bold" style:font-weight-complex="bold"/>
    </style:style>
    <style:style style:name="T5" style:family="text">
      <style:text-properties fo:font-weight="bold" officeooo:rsid="002219b6" fo:background-color="#ffff00" loext:char-shading-value="0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c73f" style:font-weight-asian="normal" style:font-weight-complex="normal"/>
    </style:style>
    <style:style style:name="T9" style:family="text">
      <style:text-properties fo:font-weight="normal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2219b6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23cdb2" fo:background-color="transparent" loext:char-shading-value="0" style:font-weight-asian="normal" style:font-weight-complex="normal"/>
    </style:style>
    <style:style style:name="T12" style:family="text">
      <style:text-properties officeooo:rsid="00274d0b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<draw:frame draw:style-name="fr1" draw:name="Object2" text:anchor-type="as-char" svg:y="-0.1484in" svg:width="1.8972in" svg:height="0.2098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as-char" svg:y="-0.1484in" svg:width="1.9598in" svg:height="0.2098in" draw:z-index="1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4" text:anchor-type="as-char" svg:y="-0.1484in" svg:width="3.1598in" svg:height="0.2098in" draw:z-index="2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5" text:anchor-type="as-char" svg:y="-0.1484in" svg:width="2.198in" svg:height="0.2098in" draw:z-index="3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6" text:anchor-type="as-char" svg:y="-0.1484in" svg:width="2.1925in" svg:height="0.1839in" draw:z-index="4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7" text:anchor-type="as-char" svg:y="-0.2437in" svg:width="1.2283in" svg:height="0.3929in" draw:z-index="5"><draw:object xlink:href="./Object 7" xlink:type="simple" xlink:show="embed" xlink:actuate="onLoad"/><draw:image xlink:href="./ObjectReplacements/Object 7" xlink:type="simple" xlink:show="embed" xlink:actuate="onLoad"/></draw:frame><text:span text:style-name="T1">Id = uA</text:span><draw:frame draw:style-name="fr1" draw:name="Object8" text:anchor-type="as-char" svg:y="-0.2453in" svg:width="4.1138in" svg:height="0.3945in" draw:z-index="6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1" text:anchor-type="as-char" svg:y="-0.2437in" svg:width="3.422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>ntype k' = 170uA/v^2 &amp; Vt = 0.5v <text:s text:c="2"/>ptype k' = -30uA.v^2 &amp; Vt = -0.5v <draw:frame draw:style-name="fr1" draw:name="Object9" text:anchor-type="as-char" svg:y="-0.1484in" svg:width="0.9071in" svg:height="0.2098in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ct10" text:anchor-type="as-char" svg:y="-0.172in" svg:width="4.0138in" svg:height="0.2335in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2">f</text:span><text:span text:style-name="T4">ormulas pg 65 – 67</text:span><text:span text:style-name="T2"> </text:span><text:span text:style-name="T2"><draw:frame draw:style-name="fr1" draw:name="Object11" text:anchor-type="as-char" svg:y="-0.152in" svg:width="3.928in" svg:height="0.2134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<draw:frame draw:style-name="fr1" draw:name="Object12" text:anchor-type="as-char" svg:y="-0.3008in" svg:width="3.2937in" svg:height="0.3417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"><text:span text:style-name="T8">f</text:span><text:span text:style-name="T4">ormulas pg </text:span><text:span text:style-name="T5">77 </text:span><text:span text:style-name="T5"><draw:frame draw:style-name="fr1" draw:name="Object13" text:anchor-type="as-char" svg:y="-0.2437in" svg:width="3.422in" svg:height="0.3929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<draw:frame draw:style-name="fr1" draw:name="Object14" text:anchor-type="as-char" svg:y="-0.2681in" svg:width="3.6091in" svg:height="0.4165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1">3</text:span><text:span text:style-name="T10">-------</text:span><text:span text:style-name="T11">12</text:span><text:span text:style-name="T10">------</text:span><text:span text:style-name="T11">|[4] <text:s/></text:span></text:p>
      <text:p text:style-name="P4"><text:span text:style-name="T9">PAGE 89 SCALING</text:span></text:p>
      <text:p text:style-name="P4"><text:span text:style-name="T9">PG 96 TABLE</text:span></text:p>
      <text:p text:style-name="P4"><text:span text:style-name="T9"><draw:frame draw:style-name="fr1" draw:name="Object15" text:anchor-type="as-char" svg:y="-0.1772in" svg:width="7.6772in" svg:height="0.238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5">HW <draw:frame draw:style-name="fr1" draw:name="Object19" text:anchor-type="as-char" svg:y="-0.1484in" svg:width="7.5618in" svg:height="0.2098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 </text:p>
      <text:p text:style-name="P7">Plotting Ids =&gt; use both linear and saturated</text:p>
      <text:p text:style-name="P7">Parasitic Resistance 2<text:span text:style-name="T7">0 𝛌 /3 𝛌 * 7 = 46.67 ohm </text:span></text:p>
      <text:p text:style-name="P5"/>
      <text:p text:style-name="P6"><text:span text:style-name="T6">CHP3</text:span><text:span text:style-name="T9"><draw:frame draw:style-name="fr1" draw:name="Object16" text:anchor-type="as-char" svg:y="-0.1484in" svg:width="2.4in" svg:height="0.209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<draw:frame draw:style-name="fr1" draw:name="Object17" text:anchor-type="as-char" svg:y="-0.152in" svg:width="2.8827in" svg:height="0.2134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9"><draw:frame draw:style-name="fr1" draw:name="Object18" text:anchor-type="as-char" svg:y="-0.1728in" svg:width="3.3681in" svg:height="0.233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9"><draw:frame draw:style-name="fr1" draw:name="Object20" text:anchor-type="as-char" svg:y="-0.1484in" svg:width="2.0327in" svg:height="0.209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9">HW</text:p>
      <text:p text:style-name="P7">PULLUP CIRCUIT =&gt; OR = Parallel AND = Series PULLDOWN is inverted PULLUP ex. <text:span text:style-name="T3">S</text:span>eries → <text:span text:style-name="T3">P</text:span>arallel &amp; S → P</text:p>
      <text:p text:style-name="P7">AOI 221 =&gt; ((A+B)(C+D)(E))'</text:p>
      <text:p text:style-name="P8">PULLDOWN = PULLUP in (a+b)' <text:s/><draw:frame draw:style-name="fr1" draw:name="Object21" text:anchor-type="as-char" svg:y="-0.2693in" svg:width="4.4374in" svg:height="0.4437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0">(A(b+c))' , consider worst case (separate up and down) 2 series each <draw:frame draw:style-name="fr1" draw:name="Object22" text:anchor-type="as-char" svg:y="-0.2693in" svg:width="2.7898in" svg:height="0.4437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0">(a+b+c)' 3 pull up 1 pull down = <draw:frame draw:style-name="fr1" draw:name="Object23" text:anchor-type="as-char" svg:y="-0.2693in" svg:width="1.0654in" svg:height="0.4437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5"><text:span text:style-name="T9">CHP4</text:span></text:p>
      <text:p text:style-name="P5"><text:span text:style-name="T9">H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" svg:font-family="'lucida console'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417in" fo:margin-bottom="0.0209in" fo:margin-left="0.052in" fo:margin-right="0.072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ukiyomi </meta:initial-creator>
    <meta:creation-date>2015-02-21T02:00:41.393440135</meta:creation-date>
    <dc:date>2015-02-24T15:25:36.196094302</dc:date>
    <dc:creator>Tsukiyomi </dc:creator>
    <meta:editing-duration>PT3H25M17S</meta:editing-duration>
    <meta:editing-cycles>5</meta:editing-cycles>
    <meta:generator>LibreOffice/4.2.7.2$Linux_X86_64 LibreOffice_project/420m0$Build-2</meta:generator>
    <meta:document-statistic meta:table-count="0" meta:image-count="0" meta:object-count="23" meta:page-count="2" meta:paragraph-count="18" meta:word-count="109" meta:character-count="527" meta:non-whitespace-character-count="424"/>
  </office:meta>
</office:document-meta>
</file>

<file path=Object 1/content.xml><?xml version="1.0" encoding="utf-8"?>
<math xmlns="http://www.w3.org/1998/Math/MathML" display="block">
  <semantics>
    <mrow>
      <mi mathvariant="italic">Linear</mi>
      <mrow>
        <msub>
          <mi>V</mi>
          <mi mathvariant="italic">ds</mi>
        </msub>
        <mo stretchy="false">&lt;</mo>
        <mrow>
          <msub>
            <mi>V</mi>
            <mi mathvariant="italic">gs</mi>
          </msub>
          <mo stretchy="false">−</mo>
          <msub>
            <mi>V</mi>
            <mi>t</mi>
          </msub>
        </mrow>
      </mrow>
      <mi mathvariant="normal">:</mi>
      <mrow>
        <msub>
          <mi>I</mi>
          <mi>d</mi>
        </msub>
        <mo stretchy="false">=</mo>
        <mi>k</mi>
      </mrow>
      <mrow>
        <mi>'</mi>
        <mo stretchy="false">∗</mo>
        <mrow>
          <mo fence="true" stretchy="false">(</mo>
          <mrow>
            <mrow>
              <mfrac>
                <mi>W</mi>
                <mi>L</mi>
              </mfrac>
              <mo stretchy="false">∗</mo>
              <mrow>
                <mo fence="true" stretchy="false">[</mo>
                <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V</mi>
                              <mi mathvariant="italic">gs</mi>
                            </msub>
                            <mo stretchy="false">−</mo>
                            <msub>
                              <mi>V</mi>
                              <mi>t</mi>
                            </msub>
                          </mrow>
                        </mrow>
                        <mo fence="true" stretchy="false">)</mo>
                      </mrow>
                      <mo stretchy="false">∗</mo>
                      <msub>
                        <mi>V</mi>
                        <mi mathvariant="italic">ds</mi>
                      </msub>
                    </mrow>
                    <mo stretchy="false">−</mo>
                    <mrow>
                      <mfrac>
                        <mn>1</mn>
                        <mn>2</mn>
                      </mfrac>
                      <mo stretchy="false">∗</mo>
                      <msubsup>
                        <mi>V</mi>
                        <mi mathvariant="italic">ds</mi>
                        <mn>2</mn>
                      </msubsup>
                    </mrow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Linear V_ds &lt; V_gs - V_t :  I_d = k'*({W} over {L} *[(V_gs - V_t)*V_ds - {1} over {2}*V_ds^2 ])</annotation>
  </semantics>
</math>
</file>

<file path=Object 10/content.xml><?xml version="1.0" encoding="utf-8"?>
<math xmlns="http://www.w3.org/1998/Math/MathML" display="block">
  <semantics>
    <mrow>
      <mrow>
        <msub>
          <mi>C</mi>
          <mi mathvariant="italic">ox</mi>
        </msub>
        <mo stretchy="false">=</mo>
        <mrow>
          <msub>
            <mi>E</mi>
            <mi mathvariant="italic">ox</mi>
          </msub>
          <mo stretchy="false">/</mo>
          <msub>
            <mi>X</mi>
            <mi mathvariant="italic">ox</mi>
          </msub>
        </mrow>
      </mrow>
      <mi>;</mi>
      <mrow>
        <mi>E</mi>
        <mo stretchy="false">=</mo>
        <mrow>
          <mn>3.9</mn>
          <mo stretchy="false">∗</mo>
          <mrow>
            <mo fence="true" stretchy="false">(</mo>
            <mrow>
              <mrow>
                <mn>8.854</mn>
                <mi>x</mi>
                <msup>
                  <mn>10</mn>
                  <mrow>
                    <mo stretchy="false">−</mo>
                    <mn>14</mn>
                  </mrow>
                </msup>
              </mrow>
            </mrow>
            <mo fence="true" stretchy="false">)</mo>
          </mrow>
        </mrow>
      </mrow>
      <mtext>&amp;</mtext>
      <mrow>
        <mi>X</mi>
        <mo stretchy="false">=</mo>
        <mi mathvariant="italic">thickness</mi>
      </mrow>
      <mtext>in</mtext>
      <mi mathvariant="italic">cm</mi>
    </mrow>
    <annotation encoding="StarMath 5.0">C_ox = E_ox/X_ox ;E = 3.9*( 8.854 x 10^-14 ) "&amp;" X = thickness "in" cm</annotation>
  </semantics>
</math>
</file>

<file path=Object 11/content.xml>
</file>

<file path=Object 12/content.xml><?xml version="1.0" encoding="utf-8"?>
<math xmlns="http://www.w3.org/1998/Math/MathML" display="block">
  <semantics>
    <mrow>
      <mi mathvariant="italic">subthreshhold</mi>
      <mi mathvariant="italic">current</mi>
      <mrow>
        <msub>
          <mi>I</mi>
          <mrow/>
        </msub>
        <mo stretchy="false">=</mo>
        <msup>
          <mi mathvariant="italic">ke</mi>
          <mrow>
            <mo fence="true" stretchy="false">(</mo>
            <mrow>
              <mfrac>
                <mrow>
                  <msub>
                    <mi>V</mi>
                    <mi mathvariant="italic">gs</mi>
                  </msub>
                  <mo stretchy="false">−</mo>
                  <msub>
                    <mi>V</mi>
                    <mi>t</mi>
                  </msub>
                </mrow>
                <mrow>
                  <mrow>
                    <mi>S</mi>
                    <mo stretchy="false">/</mo>
                    <mi>ln</mi>
                  </mrow>
                  <mn>10</mn>
                </mrow>
              </mfrac>
            </mrow>
            <mo fence="true" stretchy="false">)</mo>
          </mrow>
        </msup>
      </mrow>
      <mrow>
        <mo fence="true" stretchy="false">[</mo>
        <mrow>
          <mrow>
            <mn>1</mn>
            <mo stretchy="false">−</mo>
            <msup>
              <mi>e</mi>
              <mrow>
                <mo fence="true" stretchy="false">(</mo>
                <mrow>
                  <mrow>
                    <mrow>
                      <mo stretchy="false">−</mo>
                      <msub>
                        <mi mathvariant="italic">qV</mi>
                        <mi mathvariant="italic">ds</mi>
                      </msub>
                    </mrow>
                    <mo stretchy="false">/</mo>
                    <mi mathvariant="italic">kT</mi>
                  </mrow>
                </mrow>
                <mo fence="true" stretchy="false">)</mo>
              </mrow>
            </msup>
          </mrow>
        </mrow>
        <mo fence="true" stretchy="false">]</mo>
      </mrow>
    </mrow>
    <annotation encoding="StarMath 5.0">subthreshhold current I_sub = ke^( {V_gs-V_t} over {S/ln10}  )[ 1-e^(-qV_ds/kT) ]</annotation>
  </semantics>
</math>
</file>

<file path=Object 13/content.xml><?xml version="1.0" encoding="utf-8"?>
<math xmlns="http://www.w3.org/1998/Math/MathML" display="block">
  <semantics>
    <mrow>
      <mi mathvariant="italic">Saturated</mi>
      <mrow>
        <msub>
          <mi>V</mi>
          <mi mathvariant="italic">ds</mi>
        </msub>
        <mo stretchy="false">≥</mo>
        <mrow>
          <msub>
            <mi>V</mi>
            <mi mathvariant="italic">gs</mi>
          </msub>
          <mo stretchy="false">−</mo>
          <msub>
            <mi>V</mi>
            <mi>t</mi>
          </msub>
        </mrow>
      </mrow>
      <mi mathvariant="normal">:</mi>
      <mrow>
        <msub>
          <mi>I</mi>
          <mi>d</mi>
        </msub>
        <mo stretchy="false">=</mo>
        <mrow>
          <mo fence="true" stretchy="false">(</mo>
          <mrow>
            <mfrac>
              <mn>1</mn>
              <mn>2</mn>
            </mfrac>
          </mrow>
          <mo fence="true" stretchy="false">)</mo>
        </mrow>
      </mrow>
      <mi>k</mi>
      <mi>'</mi>
      <mrow>
        <mo fence="true" stretchy="false">(</mo>
        <mrow>
          <mfrac>
            <mi>W</mi>
            <mi>L</mi>
          </mfrac>
        </mrow>
        <mo fence="true" stretchy="false">)</mo>
      </mrow>
      <msup>
        <mrow>
          <mo fence="true" stretchy="false">(</mo>
          <mrow>
            <mrow>
              <msub>
                <mi>V</mi>
                <mi mathvariant="italic">gs</mi>
              </msub>
              <mo stretchy="false">−</mo>
              <msub>
                <mi>V</mi>
                <mi>t</mi>
              </msub>
            </mrow>
          </mrow>
          <mo fence="true" stretchy="false">)</mo>
        </mrow>
        <mn>2</mn>
      </msup>
    </mrow>
    <annotation encoding="StarMath 5.0">Saturated V_ds &gt;= V_gs - V_t :I_d = ({1} over {2})k'({W} over {L}) (V_gs - V_t)^2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n>12</mn>
            <mi>L</mi>
            <mfrac>
              <mrow>
                <mn>0.09</mn>
                <mi mathvariant="italic">um</mi>
              </mrow>
              <mi>L</mi>
            </mfrac>
          </mrow>
        </mrow>
        <mo fence="true" stretchy="false">)</mo>
      </mrow>
      <mi>x</mi>
      <mrow>
        <mo fence="true" stretchy="false">(</mo>
        <mrow>
          <mrow>
            <mn>3</mn>
            <mi>l</mi>
            <mfrac>
              <mrow>
                <mn>0.09</mn>
                <mi mathvariant="italic">um</mi>
              </mrow>
              <mi>L</mi>
            </mfrac>
          </mrow>
        </mrow>
        <mo fence="true" stretchy="false">)</mo>
      </mrow>
      <mi>x</mi>
      <mrow>
        <msup>
          <mrow>
            <mo fence="true" stretchy="false">(</mo>
            <mrow>
              <mrow>
                <mn>4</mn>
                <mi>L</mi>
                <mfrac>
                  <mrow>
                    <mn>0.09</mn>
                    <mi mathvariant="italic">um</mi>
                  </mrow>
                  <mi>L</mi>
                </mfrac>
              </mrow>
            </mrow>
            <mo fence="true" stretchy="false">)</mo>
          </mrow>
          <mn>2</mn>
        </msup>
        <mo stretchy="false">=</mo>
        <mn>.42</mn>
      </mrow>
      <mi mathvariant="italic">fF</mi>
    </mrow>
    <annotation encoding="StarMath 5.0">(12L {0.09um} over {L}  )x(3l{0.09um} over {L}  )x(4L {0.09um} over {L}  )^2 = .42fF</annotation>
  </semantics>
</math>
</file>

<file path=Object 15/content.xml><?xml version="1.0" encoding="utf-8"?>
<math xmlns="http://www.w3.org/1998/Math/MathML" display="block">
  <semantics>
    <mrow>
      <mrow>
        <mi mathvariant="italic">MTTF</mi>
        <mo stretchy="false">=</mo>
        <mi mathvariant="italic">Ax</mi>
      </mrow>
      <msup>
        <mn>10</mn>
        <mi mathvariant="italic">BE</mi>
      </msup>
      <msup>
        <mi>e</mi>
        <mrow>
          <mo fence="true" stretchy="false">(</mo>
          <mrow>
            <mrow>
              <msub>
                <mi>E</mi>
                <mi>a</mi>
              </msub>
              <mo stretchy="false">/</mo>
              <mi mathvariant="italic">kT</mi>
            </mrow>
          </mrow>
          <mo fence="true" stretchy="false">)</mo>
        </mrow>
      </msup>
      <mi>;</mi>
      <mrow>
        <mi>A</mi>
        <mo stretchy="false">=</mo>
        <mi mathvariant="italic">const</mi>
      </mrow>
      <mi>,</mi>
      <msub>
        <mi>E</mi>
        <mi>a</mi>
      </msub>
      <mi mathvariant="italic">activation</mi>
      <mi mathvariant="italic">energy</mi>
      <mi>,</mi>
      <mi>E</mi>
      <mi mathvariant="italic">electric</mi>
      <mi mathvariant="italic">field</mi>
      <mi mathvariant="italic">entensity</mi>
      <mrow>
        <mi mathvariant="italic">cm</mi>
        <mo stretchy="false">/</mo>
        <mi mathvariant="italic">MV</mi>
      </mrow>
      <mi>,</mi>
      <mi>k</mi>
      <mi mathvariant="italic">const</mi>
      <mi>,</mi>
      <mi>T</mi>
      <mi mathvariant="italic">absolute</mi>
      <mi mathvariant="italic">Temp</mi>
    </mrow>
    <annotation encoding="StarMath 5.0">MTTF = Ax10^BE e^(E_a/kT); A = const, E_a activation energy, E electric field entensity cm/MV, k const, T absolute Temp</annotation>
  </semantics>
</math>
</file>

<file path=Object 16/content.xml><?xml version="1.0" encoding="utf-8"?>
<math xmlns="http://www.w3.org/1998/Math/MathML" display="block">
  <semantics>
    <mrow>
      <mrow>
        <msub>
          <mi>R</mi>
          <mi>n</mi>
        </msub>
        <mo stretchy="false">=</mo>
        <mn>6.47</mn>
      </mrow>
      <mrow>
        <mi>k</mi>
        <mo stretchy="false">∗</mo>
        <mi mathvariant="italic">ohm</mi>
      </mrow>
      <mi>;</mi>
      <mrow>
        <msub>
          <mi>R</mi>
          <mi>p</mi>
        </msub>
        <mo stretchy="false">=</mo>
        <mn>29.6</mn>
      </mrow>
      <mrow>
        <mi>k</mi>
        <mo stretchy="false">∗</mo>
        <mi mathvariant="italic">ohm</mi>
      </mrow>
    </mrow>
    <annotation encoding="StarMath 5.0">R_n = 6.47k*ohm ; R_p = 29.6k*ohm</annotation>
  </semantics>
</math>
</file>

<file path=Object 17/content.xml><?xml version="1.0" encoding="utf-8"?>
<math xmlns="http://www.w3.org/1998/Math/MathML" display="block">
  <semantics>
    <mrow>
      <mrow>
        <msub>
          <mi>t</mi>
          <mi>d</mi>
        </msub>
        <mo stretchy="false">=</mo>
        <mrow>
          <mo fence="true" stretchy="false">(</mo>
          <mrow>
            <mrow>
              <mrow>
                <mo stretchy="false">−</mo>
                <msub>
                  <mi>R</mi>
                  <mi>n</mi>
                </msub>
              </mrow>
              <mo stretchy="false">+</mo>
              <msub>
                <mi>R</mi>
                <mi>L</mi>
              </msub>
            </mrow>
          </mrow>
          <mo fence="true" stretchy="false">)</mo>
        </mrow>
      </mrow>
      <mrow>
        <msub>
          <mi>C</mi>
          <mi>L</mi>
        </msub>
        <mo stretchy="false">∗</mo>
        <mi>ln</mi>
      </mrow>
      <mrow>
        <mn>0.1</mn>
        <mo stretchy="false">=</mo>
        <mn>2.3</mn>
      </mrow>
      <mrow>
        <mo fence="true" stretchy="false">(</mo>
        <mrow>
          <mrow>
            <msub>
              <mi>R</mi>
              <mi>N</mi>
            </msub>
            <mo stretchy="false">+</mo>
            <msub>
              <mi>R</mi>
              <mi>L</mi>
            </msub>
          </mrow>
        </mrow>
        <mo fence="true" stretchy="false">)</mo>
      </mrow>
      <msub>
        <mi>C</mi>
        <mi>L</mi>
      </msub>
    </mrow>
    <annotation encoding="StarMath 5.0">t_d = ( -R_n+R_L )C_L*ln0.1 = 2.3( R_N+R_L )C_L</annotation>
  </semantics>
</math>
</file>

<file path=Object 18/content.xml><?xml version="1.0" encoding="utf-8"?>
<math xmlns="http://www.w3.org/1998/Math/MathML" display="block">
  <semantics>
    <mrow>
      <mi mathvariant="italic">ex</mi>
      <mrow>
        <msub>
          <mi>t</mi>
          <mi>d</mi>
        </msub>
        <mo stretchy="false">=</mo>
        <mrow>
          <mn>2.3</mn>
          <mo stretchy="false">∗</mo>
          <mn>6.47</mn>
        </mrow>
      </mrow>
      <mi>k</mi>
      <mrow>
        <mi mathvariant="italic">ohm</mi>
        <mo stretchy="false">∗</mo>
        <mn>1.78</mn>
        <mo stretchy="false">∗</mo>
        <msup>
          <mn>10</mn>
          <mrow>
            <mo stretchy="false">−</mo>
            <mn>15</mn>
          </mrow>
        </msup>
      </mrow>
      <mrow>
        <mo fence="true" stretchy="false">(</mo>
        <mrow>
          <mi>f</mi>
        </mrow>
        <mo fence="true" stretchy="false">)</mo>
      </mrow>
      <mrow>
        <mi>F</mi>
        <mo stretchy="false">=</mo>
        <mn>26.4</mn>
      </mrow>
      <mi mathvariant="italic">ps</mi>
    </mrow>
    <annotation encoding="StarMath 5.0">ex t_d = 2.3*6.47k ohm * 1.78 *10^-15(f)F = 26.4ps</annotation>
  </semantics>
</math>
</file>

<file path=Object 19/content.xml><?xml version="1.0" encoding="utf-8"?>
<math xmlns="http://www.w3.org/1998/Math/MathML" display="block">
  <semantics>
    <mrow>
      <mrow>
        <mi mathvariant="italic">What</mi>
        <mrow>
          <mi>W</mi>
          <mo stretchy="false">/</mo>
          <mi>L</mi>
        </mrow>
        <mi mathvariant="italic">is</mi>
        <mi mathvariant="italic">required</mi>
      </mrow>
      <mrow>
        <mrow/>
        <mi mathvariant="italic">make</mi>
        <mrow>
          <mrow>
            <mi mathvariant="italic">ptype</mi>
            <mo stretchy="false">∧</mo>
            <mi mathvariant="italic">ntype</mi>
          </mrow>
          <mo stretchy="false">∈</mo>
          <mi mathvariant="italic">terms</mi>
        </mrow>
        <mi mathvariant="italic">of</mi>
        <mi mathvariant="italic">saturation</mi>
        <mi mathvariant="italic">drain</mi>
        <mi mathvariant="italic">current</mi>
        <mrow>
          <mi mathvariant="normal">:</mi>
          <mo stretchy="false">=</mo>
          <mi>k</mi>
        </mrow>
        <mrow>
          <msub>
            <mi>'</mi>
            <mi>p</mi>
          </msub>
          <mo stretchy="false">/</mo>
          <mi>k</mi>
        </mrow>
        <mrow>
          <mrow>
            <msub>
              <mi>'</mi>
              <mi>n</mi>
            </msub>
            <mo stretchy="false">∗</mo>
            <mn>3</mn>
            <mo stretchy="false">/</mo>
            <mn>2</mn>
          </mrow>
          <mo stretchy="false">=</mo>
          <mrow>
            <mn>170</mn>
            <mo stretchy="false">/</mo>
            <mn>30</mn>
            <mo stretchy="false">∗</mo>
            <mn>3</mn>
            <mo stretchy="false">/</mo>
            <mn>2</mn>
          </mrow>
          <mo stretchy="false">=</mo>
          <mn>8.5</mn>
        </mrow>
      </mrow>
    </mrow>
    <annotation encoding="StarMath 5.0">What W/L is required to make ptype and ntype in terms of saturation drain current: = k'_p/k'_n*3/2 = 170/30*3/2 = 8.5</annotation>
  </semantics>
</math>
</file>

<file path=Object 2/content.xml><?xml version="1.0" encoding="utf-8"?>
<math xmlns="http://www.w3.org/1998/Math/MathML" display="block">
  <semantics>
    <mrow>
      <msub>
        <mi>V</mi>
        <mi mathvariant="italic">gs</mi>
      </msub>
      <mo stretchy="false">=</mo>
      <mtext>gate to source voltage</mtext>
    </mrow>
    <annotation encoding="StarMath 5.0">V_gs = "gate to source voltage"
</annotation>
  </semantics>
</math>
</file>

<file path=Object 20/content.xml><?xml version="1.0" encoding="utf-8"?>
<math xmlns="http://www.w3.org/1998/Math/MathML" display="block">
  <semantics>
    <mrow>
      <msub>
        <mi>R</mi>
        <mi>p</mi>
      </msub>
      <mi mathvariant="italic">inv</mi>
      <mi mathvariant="italic">proportional</mi>
      <mrow>
        <mi>L</mi>
        <mo stretchy="false">/</mo>
        <mi>W</mi>
        <mo stretchy="false">∗</mo>
        <msub>
          <mi>R</mi>
          <mi>N</mi>
        </msub>
      </mrow>
    </mrow>
    <annotation encoding="StarMath 5.0">R_p inv proportional L/W*R_N</annotation>
  </semantics>
</math>
</file>

<file path=Object 21/content.xml><?xml version="1.0" encoding="utf-8"?>
<math xmlns="http://www.w3.org/1998/Math/MathML" display="block">
  <semantics>
    <mrow>
      <mrow>
        <msub>
          <mi>R</mi>
          <mi mathvariant="italic">PT</mi>
        </msub>
        <mo stretchy="false">=</mo>
        <mrow>
          <mrow>
            <mfrac>
              <msub>
                <mi>L</mi>
                <mi>P</mi>
              </msub>
              <msub>
                <mi>W</mi>
                <mi>P</mi>
              </msub>
            </mfrac>
            <mo stretchy="false">∗</mo>
            <msub>
              <mi>R</mi>
              <mi>P</mi>
            </msub>
          </mrow>
          <mo stretchy="false">+</mo>
          <mrow>
            <mfrac>
              <msub>
                <mi>L</mi>
                <mi>P</mi>
              </msub>
              <msub>
                <mi>W</mi>
                <mi>P</mi>
              </msub>
            </mfrac>
            <mo stretchy="false">∗</mo>
            <msub>
              <mi>R</mi>
              <mi>P</mi>
            </msub>
          </mrow>
        </mrow>
        <mo stretchy="false">=</mo>
        <msub>
          <mi>R</mi>
          <mi mathvariant="italic">PT</mi>
        </msub>
        <mo stretchy="false">=</mo>
        <mn>2</mn>
      </mrow>
      <mrow>
        <mfrac>
          <msub>
            <mi>L</mi>
            <mi>P</mi>
          </msub>
          <msub>
            <mi>W</mi>
            <mi>P</mi>
          </msub>
        </mfrac>
        <mo stretchy="false">∗</mo>
        <mn>4.5</mn>
      </mrow>
      <mrow>
        <msub>
          <mi>R</mi>
          <mi>N</mi>
        </msub>
        <mo stretchy="false">=</mo>
        <mn>9</mn>
      </mrow>
      <mrow>
        <mfrac>
          <msub>
            <mi>L</mi>
            <mi>P</mi>
          </msub>
          <msub>
            <mi>W</mi>
            <mi>P</mi>
          </msub>
        </mfrac>
        <mo stretchy="false">=</mo>
        <mfrac>
          <msub>
            <mi>L</mi>
            <mi>N</mi>
          </msub>
          <msub>
            <mi>W</mi>
            <mi>N</mi>
          </msub>
        </mfrac>
        <mo stretchy="false">=</mo>
        <msub>
          <mi>R</mi>
          <mi mathvariant="italic">NT</mi>
        </msub>
      </mrow>
    </mrow>
    <annotation encoding="StarMath 5.0">R_PT = L_P over W_P*R_P + L_P over W_P*R_P = R_PT = 2L_P over W_P*4.5R_N = 9L_P over W_P = L_N over W_N = R_NT</annotation>
  </semantics>
</math>
</file>

<file path=Object 22/content.xml><?xml version="1.0" encoding="utf-8"?>
<math xmlns="http://www.w3.org/1998/Math/MathML" display="block">
  <semantics>
    <mrow>
      <mrow>
        <msub>
          <mi>R</mi>
          <mi mathvariant="italic">PT</mi>
        </msub>
        <mo stretchy="false">=</mo>
        <mn>9</mn>
      </mrow>
      <mrow>
        <mfrac>
          <msub>
            <mi>L</mi>
            <mi>P</mi>
          </msub>
          <msub>
            <mi>W</mi>
            <mi>P</mi>
          </msub>
        </mfrac>
        <mo stretchy="false">=</mo>
        <mn>2</mn>
      </mrow>
      <mrow>
        <mfrac>
          <msub>
            <mi>L</mi>
            <mi>N</mi>
          </msub>
          <msub>
            <mi>W</mi>
            <mi>N</mi>
          </msub>
        </mfrac>
        <mo stretchy="false">=</mo>
        <msub>
          <mi>R</mi>
          <mi mathvariant="italic">NT</mi>
        </msub>
        <mo stretchy="false">=</mo>
        <mn>4.5</mn>
      </mrow>
      <mrow>
        <mfrac>
          <msub>
            <mi>L</mi>
            <mi>P</mi>
          </msub>
          <msub>
            <mi>W</mi>
            <mi>P</mi>
          </msub>
        </mfrac>
        <mo stretchy="false">=</mo>
        <mfrac>
          <msub>
            <mi>L</mi>
            <mi>N</mi>
          </msub>
          <msub>
            <mi>W</mi>
            <mi>N</mi>
          </msub>
        </mfrac>
      </mrow>
    </mrow>
    <annotation encoding="StarMath 5.0">R_PT = 9L_P over W_P = 2L_N over W_N = R_NT = 4.5L_P over W_P = L_N over W_N</annotation>
  </semantics>
</math>
</file>

<file path=Object 23/content.xml><?xml version="1.0" encoding="utf-8"?>
<math xmlns="http://www.w3.org/1998/Math/MathML" display="block">
  <semantics>
    <mrow>
      <mn>13.5</mn>
      <mrow>
        <mfrac>
          <msub>
            <mi>L</mi>
            <mi>P</mi>
          </msub>
          <msub>
            <mi>W</mi>
            <mi>P</mi>
          </msub>
        </mfrac>
        <mo stretchy="false">=</mo>
        <mfrac>
          <msub>
            <mi>L</mi>
            <mi>N</mi>
          </msub>
          <msub>
            <mi>W</mi>
            <mi>N</mi>
          </msub>
        </mfrac>
      </mrow>
    </mrow>
    <annotation encoding="StarMath 5.0">13.5L_P over W_P = L_N over W_N</annotation>
  </semantics>
</math>
</file>

<file path=Object 3/content.xml><?xml version="1.0" encoding="utf-8"?>
<math xmlns="http://www.w3.org/1998/Math/MathML" display="block">
  <semantics>
    <mrow>
      <msub>
        <mi>V</mi>
        <mi mathvariant="italic">ds</mi>
      </msub>
      <mo stretchy="false">=</mo>
      <mtext>drain to source voltage</mtext>
    </mrow>
    <annotation encoding="StarMath 5.0">V_ds = "drain to source voltage"</annotation>
  </semantics>
</math>
</file>

<file path=Object 4/content.xml><?xml version="1.0" encoding="utf-8"?>
<math xmlns="http://www.w3.org/1998/Math/MathML" display="block">
  <semantics>
    <mrow>
      <msub>
        <mi>I</mi>
        <mi>d</mi>
      </msub>
      <mo stretchy="false">=</mo>
      <mtext>Current flowing between drain and source</mtext>
    </mrow>
    <annotation encoding="StarMath 5.0">I_d = "Current flowing between drain and source"</annotation>
  </semantics>
</math>
</file>

<file path=Object 5/content.xml><?xml version="1.0" encoding="utf-8"?>
<math xmlns="http://www.w3.org/1998/Math/MathML" display="block">
  <semantics>
    <mrow>
      <msub>
        <mi>V</mi>
        <mi>t</mi>
      </msub>
      <mo stretchy="false">=</mo>
      <mtext>transistor threshold voltage</mtext>
    </mrow>
    <annotation encoding="StarMath 5.0">V_t = "transistor threshold voltage"</annotation>
  </semantics>
</math>
</file>

<file path=Object 6/content.xml><?xml version="1.0" encoding="utf-8"?>
<math xmlns="http://www.w3.org/1998/Math/MathML" display="block">
  <semantics>
    <mrow>
      <mi>k</mi>
      <mrow>
        <mi>'</mi>
        <mo stretchy="false">=</mo>
        <mtext>transistor transconductance</mtext>
      </mrow>
    </mrow>
    <annotation encoding="StarMath 5.0">k' = "transistor transconductance"</annotation>
  </semantics>
</math>
</file>

<file path=Object 7/content.xml><?xml version="1.0" encoding="utf-8"?>
<math xmlns="http://www.w3.org/1998/Math/MathML" display="block">
  <semantics>
    <mrow>
      <mfrac>
        <mi>W</mi>
        <mi>L</mi>
      </mfrac>
      <mo stretchy="false">=</mo>
      <mtext>W to L ratio</mtext>
    </mrow>
    <annotation encoding="StarMath 5.0">{W} over {L} = "W to L ratio" </annotation>
  </semantics>
</math>
</file>

<file path=Object 8/content.xml><?xml version="1.0" encoding="utf-8"?>
<math xmlns="http://www.w3.org/1998/Math/MathML" display="block">
  <semantics>
    <mrow>
      <mi mathvariant="italic">Saturated</mi>
      <mrow>
        <msub>
          <mi>V</mi>
          <mi mathvariant="italic">ds</mi>
        </msub>
        <mo stretchy="false">≥</mo>
        <mrow>
          <msub>
            <mi>V</mi>
            <mi mathvariant="italic">gs</mi>
          </msub>
          <mo stretchy="false">−</mo>
          <msub>
            <mi>V</mi>
            <mi>t</mi>
          </msub>
        </mrow>
      </mrow>
      <mi mathvariant="normal">:</mi>
      <mrow>
        <msub>
          <mi>I</mi>
          <mi>d</mi>
        </msub>
        <mo stretchy="false">=</mo>
        <mi>k</mi>
      </mrow>
      <mrow>
        <mi>'</mi>
        <mo stretchy="false">∗</mo>
        <mrow>
          <mo fence="true" stretchy="false">(</mo>
          <mrow>
            <mfrac>
              <mn>1</mn>
              <mn>2</mn>
            </mfrac>
          </mrow>
          <mo fence="true" stretchy="false">)</mo>
        </mrow>
      </mrow>
      <mrow>
        <mo fence="true" stretchy="false">(</mo>
        <mrow>
          <mfrac>
            <mi>W</mi>
            <mi>L</mi>
          </mfrac>
        </mrow>
        <mo fence="true" stretchy="false">)</mo>
      </mrow>
      <msup>
        <mrow>
          <mo fence="true" stretchy="false">(</mo>
          <mrow>
            <mrow>
              <msub>
                <mi>V</mi>
                <mi mathvariant="italic">gs</mi>
              </msub>
              <mo stretchy="false">−</mo>
              <msub>
                <mi>V</mi>
                <mi>t</mi>
              </msub>
            </mrow>
          </mrow>
          <mo fence="true" stretchy="false">)</mo>
        </mrow>
        <mn>2</mn>
      </msup>
    </mrow>
    <annotation encoding="StarMath 5.0">Saturated V_ds &gt;= V_gs - V_t :I_d = k'*({1} over {2})({W} over {L}) (V_gs - V_t)^2</annotation>
  </semantics>
</math>
</file>

<file path=Object 9/content.xml><?xml version="1.0" encoding="utf-8"?>
<math xmlns="http://www.w3.org/1998/Math/MathML" display="block">
  <semantics>
    <mrow>
      <msub>
        <mi>C</mi>
        <mi mathvariant="italic">gs</mi>
      </msub>
      <mo stretchy="false">=</mo>
      <mrow>
        <msub>
          <mi>C</mi>
          <mi mathvariant="italic">ol</mi>
        </msub>
        <mo stretchy="false">∗</mo>
        <mi>W</mi>
      </mrow>
    </mrow>
    <annotation encoding="StarMath 5.0">C_gs = C_ol*W</annotation>
  </semantics>
</math>
</file>